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AdviceTypeException.UnknownAdviceTypeException( Object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AdviceTypeException.UnknownAdviceTyp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